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1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618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0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draw:fill="solid" draw:fill-color="#5b9bd5" draw:opacity="100%" draw:stroke="solid" svg:stroke-width="0.02778in" svg:stroke-color="#41719c" svg:stroke-opacity="100%" style:protect=""/>
    </style:style>
    <style:style style:family="graphic" style:name="a10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7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0000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622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626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07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754" svg:stroke-opacity="100%" draw:auto-grow-width="false" draw:auto-grow-height="false"/>
      <style:paragraph-properties style:font-independent-line-spacing="false" style:writing-mode="lr-tb"/>
    </style:style>
    <style:style style:family="graphic" style:name="a107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Nimbus Roman No9 L" style:font-family-asian="OpenSymbol" style:font-family-complex="OpenSymbo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OpenSymbol" style:font-family-complex="OpenSymbo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79" svg:stroke-opacity="100%" draw:auto-grow-width="false" draw:auto-grow-height="false"/>
      <style:paragraph-properties style:font-independent-line-spacing="fals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83" svg:stroke-opacity="100%" draw:auto-grow-width="false" draw:auto-grow-height="false"/>
      <style:paragraph-properties style:font-independent-line-spacing="fals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5b9bd5" draw:opacity="100%" draw:stroke="none" draw:auto-grow-width="false" draw:auto-grow-height="fals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5b9bd5" draw:opacity="100%" draw:stroke="none" draw:auto-grow-width="false" draw:auto-grow-height="fals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5b9bd5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5b9bd5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6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start="a763" svg:stroke-opacity="100%" draw:auto-grow-width="false" draw:auto-grow-height="false"/>
      <style:paragraph-properties style:font-independent-line-spacing="fals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Nimbus Roman No9 L" style:font-family-asian="OpenSymbol" style:font-family-complex="OpenSymbo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OpenSymbol" style:font-family-complex="OpenSymbo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95" svg:stroke-opacity="100%" draw:auto-grow-width="false" draw:auto-grow-height="false"/>
      <style:paragraph-properties style:font-independent-line-spacing="fals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09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7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0000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785" svg:stroke-opacity="100%" draw:auto-grow-width="false" draw:auto-grow-height="false"/>
      <style:paragraph-properties style:font-independent-line-spacing="fals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9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789" svg:stroke-opacity="100%" draw:auto-grow-width="false" draw:auto-grow-height="false"/>
      <style:paragraph-properties style:font-independent-line-spacing="fals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1208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684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7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5b9bd5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696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90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99" svg:stroke-opacity="100%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90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8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5b9bd5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draw:fill="solid" draw:fill-color="#5b9bd5" draw:opacity="100%" draw:stroke="solid" svg:stroke-width="0.02778in" svg:stroke-color="#41719c" svg:stroke-opacity="100%" style:protect="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5b9bd5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5b9bd5" draw:opacity="100%" draw:stroke="none" draw:auto-grow-width="false" draw:auto-grow-height="false"/>
      <style:paragraph-properties style:font-independent-line-spacing="fals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1112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5b9bd5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5b9bd5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5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59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01" svg:stroke-opacity="100%" draw:auto-grow-width="false" draw:auto-grow-height="false"/>
      <style:paragraph-properties style:font-independent-line-spacing="fals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05" svg:stroke-opacity="100%" draw:auto-grow-width="false" draw:auto-grow-height="false"/>
      <style:paragraph-properties style:font-independent-line-spacing="false" style:writing-mode="lr-tb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1130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20" svg:stroke-opacity="100%" draw:auto-grow-width="false" draw:auto-grow-height="false"/>
      <style:paragraph-properties style:font-independent-line-spacing="false" style:writing-mode="lr-tb"/>
    </style:style>
    <style:style style:family="graphic" style:name="a114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Nimbus Roman No9 L" style:font-family-asian="OpenSymbol" style:font-family-complex="OpenSymbo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OpenSymbol" style:font-family-complex="OpenSymbo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1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95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700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704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02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00000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16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839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16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5b9bd5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843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16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975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852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17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56" svg:stroke-opacity="100%" draw:auto-grow-width="false" draw:auto-grow-height="false"/>
      <style:paragraph-properties style:font-independent-line-spacing="fals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979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983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603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9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5b9bd5" draw:opacity="100%" draw:stroke="none" draw:auto-grow-width="false" draw:auto-grow-height="false"/>
      <style:paragraph-properties style:font-independent-line-spacing="fals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1051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5b9bd5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3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5b9bd5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3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3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6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60" svg:stroke-opacity="100%" draw:auto-grow-width="false" draw:auto-grow-height="false"/>
      <style:paragraph-properties style:font-independent-line-spacing="fals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18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5b9bd5" draw:opacity="100%" draw:stroke="none" draw:auto-grow-width="false" draw:auto-grow-height="false"/>
      <style:paragraph-properties style:font-independent-line-spacing="fals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9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5b9bd5" draw:opacity="100%" draw:stroke="none" draw:auto-grow-width="false" draw:auto-grow-height="false"/>
      <style:paragraph-properties style:font-independent-line-spacing="fals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610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9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dash" draw:stroke-dash="a614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99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Nimbus Roman No9 L" style:font-family-asian="Luxi Sans" style:font-family-complex="Luxi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custom-shape svg:x="4.71496in" svg:y="2.53504in" svg:width="1.4374in" svg:height="1.56181in" draw:id="id73" draw:style-name="a568" draw:name="Freeform: Shape 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3652 3968" draw:enhanced-path="M 160 0 L 53 2037 0 3968 3546 3942 3652 1851 3519 5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652"/>
            <draw:equation draw:name="f7" draw:formula="?f4 / 3968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74" draw:style-name="a572" draw:name="TextBox 2" svg:x="2.64488in" svg:y="4.22756in" svg:width="0.34094in" svg:height="0.47638in">
          <draw:text-box>
            <text:p text:style-name="a571" text:class-names="" text:cond-style-name=""><text:span text:style-name="a569" text:class-names="">t</text:span><text:span text:style-name="a570" text:class-names="">1</text:span></text:p>
          </draw:text-box>
          <svg:title/>
          <svg:desc/>
        </draw:frame>
        <draw:frame draw:id="id75" draw:style-name="a576" draw:name="TextBox 3" svg:x="3.04921in" svg:y="3.54016in" svg:width="0.39606in" svg:height="0.47638in">
          <draw:text-box>
            <text:p text:style-name="a575" text:class-names="" text:cond-style-name=""><text:span text:style-name="a573" text:class-names="">d</text:span><text:span text:style-name="a574" text:class-names="">2</text:span></text:p>
          </draw:text-box>
          <svg:title/>
          <svg:desc/>
        </draw:frame>
        <draw:frame draw:id="id76" draw:style-name="a580" draw:transform="translate(-0.19134in -0.23819in) rotate(-0.7854) translate(2.68656in 3.43758in)" draw:name="TextBox 4" svg:width="0.38268in" svg:height="0.47638in">
          <draw:text-box>
            <text:p text:style-name="a579" text:class-names="" text:cond-style-name=""><text:span text:style-name="a577" text:class-names="">a</text:span><text:span text:style-name="a578" text:class-names="">1</text:span></text:p>
          </draw:text-box>
          <svg:title/>
          <svg:desc/>
        </draw:frame>
        <draw:custom-shape svg:x="3.71496in" svg:y="2.55551in" svg:width="0.82244in" svg:height="1.54134in" draw:id="id77" draw:style-name="a583" draw:name="Freeform: Shape 5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2090 3916" draw:enhanced-path="M 688 503 L 0 1006 0 3916 2064 3916 2090 1799 209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0"/>
            <draw:equation draw:name="f7" draw:formula="?f4 / 391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6.29488in" svg:y="2.57638in" svg:width="0.76338in" svg:height="1.51024in" draw:id="id78" draw:style-name="a586" draw:name="Freeform: Shape 6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1940 3837" draw:enhanced-path="M 9 0 L 0 1591 35 3837 1940 3837 1861 847 1147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0"/>
            <draw:equation draw:name="f7" draw:formula="?f4 / 383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79" draw:style-name="a590" draw:name="TextBox 7" svg:x="3.94961in" svg:y="3.2189in" svg:width="0.39606in" svg:height="0.47638in">
          <draw:text-box>
            <text:p text:style-name="a589" text:class-names="" text:cond-style-name=""><text:span text:style-name="a587" text:class-names="">d</text:span><text:span text:style-name="a588" text:class-names="">3</text:span></text:p>
          </draw:text-box>
          <svg:title/>
          <svg:desc/>
        </draw:frame>
        <draw:frame draw:id="id80" draw:style-name="a594" draw:name="TextBox 8" svg:x="2.05945in" svg:y="4.22205in" svg:width="0.39606in" svg:height="0.47638in">
          <draw:text-box>
            <text:p text:style-name="a593" text:class-names="" text:cond-style-name=""><text:span text:style-name="a591" text:class-names="">d</text:span><text:span text:style-name="a592" text:class-names="">1</text:span></text:p>
          </draw:text-box>
          <svg:title/>
          <svg:desc/>
        </draw:frame>
        <draw:g draw:name="Group 9" draw:id="id81">
          <svg:title/>
          <svg:desc/>
          <draw:custom-shape svg:x="1.61811in" svg:y="3.73937in" svg:width="1.16614in" svg:height="0.4374in" draw:id="id115" draw:style-name="a720" draw:name="Freeform: Shape 10">
            <svg:title/>
            <svg:desc/>
            <text:p text:style-name="a719" text:class-names="" text:cond-style-name=""><text:span text:style-name="a718" text:class-names=""/></text:p>
            <draw:enhanced-geometry xmlns:dr3d="urn:oasis:names:tc:opendocument:xmlns:dr3d:1.0" draw:type="non-primitive" svg:viewBox="0 0 2963 1112" draw:enhanced-path="M 0 1112 C 2116 1112 2963 0 2963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63"/>
              <draw:equation draw:name="f7" draw:formula="?f4 / 1112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2.78465in" svg:y="2.86496in" svg:width="0.87441in" svg:height="0.87441in" draw:id="id116" draw:style-name="a723" draw:name="Straight Connector 11">
            <svg:title/>
            <svg:desc/>
            <text:p text:style-name="a722" text:class-names="" text:cond-style-name=""><text:span text:style-name="a72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width="1.16654in" svg:height="0.43661in" draw:id="id117" draw:style-name="a726" draw:transform="translate(-0.58327in -0.21831in) rotate(-3.14159) translate(4.24272in 2.64587in)" draw:name="Freeform: Shape 12">
            <svg:title/>
            <svg:desc/>
            <text:p text:style-name="a725" text:class-names="" text:cond-style-name=""><text:span text:style-name="a724" text:class-names=""/></text:p>
            <draw:enhanced-geometry xmlns:dr3d="urn:oasis:names:tc:opendocument:xmlns:dr3d:1.0" draw:type="non-primitive" svg:viewBox="0 0 2964 1110" draw:enhanced-path="M 0 -13440 C 2116 -13440 2964 -14550 2964 -1455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64"/>
              <draw:equation draw:name="f7" draw:formula="?f4 / 111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4.82598in" svg:y="2.42716in" svg:width="1.16653in" svg:height="0in" draw:id="id118" draw:style-name="a729" draw:name="Straight Connector 13">
            <svg:title/>
            <svg:desc/>
            <text:p text:style-name="a728" text:class-names="" text:cond-style-name=""><text:span text:style-name="a72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width="1.16575in" svg:height="0.4374in" draw:id="id119" draw:style-name="a732" draw:transform="translate(-0.58287in -0.2187in) rotate(-3.14159) translate(6.56201in 2.64626in)" draw:name="Freeform: Shape 14">
            <svg:title/>
            <svg:desc/>
            <text:p text:style-name="a731" text:class-names="" text:cond-style-name=""><text:span text:style-name="a730" text:class-names=""/></text:p>
            <draw:enhanced-geometry xmlns:dr3d="urn:oasis:names:tc:opendocument:xmlns:dr3d:1.0" draw:type="non-primitive" svg:viewBox="0 0 2962 1112" draw:enhanced-path="M 2962 -13442 C 846 -13442 0 -14554 0 -1455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62"/>
              <draw:equation draw:name="f7" draw:formula="?f4 / 1112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7.14724in" svg:y="2.86496in" svg:width="0.87441in" svg:height="0.87441in" draw:id="id120" draw:style-name="a735" draw:name="Straight Connector 15">
            <svg:title/>
            <svg:desc/>
            <text:p text:style-name="a734" text:class-names="" text:cond-style-name=""><text:span text:style-name="a73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02165in" svg:y="3.74016in" svg:width="1.16614in" svg:height="0.43661in" draw:id="id121" draw:style-name="a738" draw:name="Freeform: Shape 16">
            <svg:title/>
            <svg:desc/>
            <text:p text:style-name="a737" text:class-names="" text:cond-style-name=""><text:span text:style-name="a736" text:class-names=""/></text:p>
            <draw:enhanced-geometry xmlns:dr3d="urn:oasis:names:tc:opendocument:xmlns:dr3d:1.0" draw:type="non-primitive" svg:viewBox="0 0 2963 1110" draw:enhanced-path="M 2963 1110 C 847 1110 0 0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63"/>
              <draw:equation draw:name="f7" draw:formula="?f4 / 111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</draw:g>
        <draw:custom-shape svg:x="1.63189in" svg:y="4.19094in" svg:width="8in" svg:height="0in" draw:id="id82" draw:style-name="a597" draw:name="Straight Connector 17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63189in" svg:y="1.94094in" svg:width="0in" svg:height="2.25in" draw:id="id83" draw:style-name="a600" draw:name="Straight Connector 18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78937in" svg:y="3.57283in" svg:width="0in" svg:height="0.75in" draw:id="id84" draw:style-name="a604" draw:name="Straight Connector 19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63189in" svg:y="2.69094in" svg:width="0in" svg:height="1.63189in" draw:id="id85" draw:style-name="a607" draw:name="Straight Connector 20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3189in" svg:y="2.19094in" svg:width="0in" svg:height="2.13189in" draw:id="id86" draw:style-name="a611" draw:name="Straight Connector 21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21063in" svg:y="2.19134in" svg:width="0in" svg:height="2.13189in" draw:id="id87" draw:style-name="a615" draw:name="Straight Connector 22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63189in" svg:y="2.69134in" svg:width="0in" svg:height="1.63189in" draw:id="id88" draw:style-name="a619" draw:name="Straight Connector 23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13189in" svg:y="2.69173in" svg:width="0in" svg:height="1.63189in" draw:id="id89" draw:style-name="a623" draw:name="Straight Connector 24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19488in" svg:y="3.97244in" svg:width="0in" svg:height="0.35079in" draw:id="id90" draw:style-name="a627" draw:name="Straight Connector 25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86102in" svg:y="3.14921in" svg:width="0.68858in" svg:height="0.95787in" draw:id="id91" draw:style-name="a630" draw:name="Freeform: Shape 26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1750 2434" draw:enhanced-path="M 1028 612 L 26 1535 0 2434 1746 2434 1750 1244 1693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750"/>
            <draw:equation draw:name="f7" draw:formula="?f4 / 243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19409in" svg:y="3.03465in" svg:width="0.80197in" svg:height="1.07244in" draw:id="id92" draw:style-name="a633" draw:name="Freeform: Shape 27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038 2725" draw:enhanced-path="M 27 0 L 0 1508 53 2699 2038 2725 2011 1958 1211 1237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272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2.24134in" svg:y="3.8874in" svg:width="0.48386in" svg:height="0.26142in" draw:id="id93" draw:style-name="a636" draw:name="Freeform: Shape 28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1230 665" draw:enhanced-path="M 754 281 L 0 625 542 665 1191 625 1230 361 121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30"/>
            <draw:equation draw:name="f7" draw:formula="?f4 / 66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1059in" svg:y="3.87835in" svg:width="0.47323in" svg:height="0.25984in" draw:id="id94" draw:style-name="a639" draw:name="Freeform: Shape 29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1203 661" draw:enhanced-path="M 0 0 L 13 317 66 622 1203 661 688 476 357 27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3"/>
            <draw:equation draw:name="f7" draw:formula="?f4 / 661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2.34016in" svg:y="4.04528in" svg:width="0.22913in" svg:height="0.33307in" draw:id="id95" draw:style-name="a642" draw:name="Straight Connector 30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6" draw:style-name="a646" draw:name="TextBox 31" svg:x="5.27244in" svg:y="3.15709in" svg:width="0.39606in" svg:height="0.47638in">
          <draw:text-box>
            <text:p text:style-name="a645" text:class-names="" text:cond-style-name=""><text:span text:style-name="a643" text:class-names="">d</text:span><text:span text:style-name="a644" text:class-names="">4</text:span></text:p>
          </draw:text-box>
          <svg:title/>
          <svg:desc/>
        </draw:frame>
        <draw:frame draw:id="id97" draw:style-name="a650" draw:name="TextBox 32" svg:x="6.42874in" svg:y="3.16811in" svg:width="0.39606in" svg:height="0.47638in">
          <draw:text-box>
            <text:p text:style-name="a649" text:class-names="" text:cond-style-name=""><text:span text:style-name="a647" text:class-names="">d</text:span><text:span text:style-name="a648" text:class-names="">5</text:span></text:p>
          </draw:text-box>
          <svg:title/>
          <svg:desc/>
        </draw:frame>
        <draw:frame draw:id="id98" draw:style-name="a654" draw:name="TextBox 33" svg:x="7.32441in" svg:y="3.47047in" svg:width="0.39606in" svg:height="0.47638in">
          <draw:text-box>
            <text:p text:style-name="a653" text:class-names="" text:cond-style-name=""><text:span text:style-name="a651" text:class-names="">d</text:span><text:span text:style-name="a652" text:class-names="">6</text:span></text:p>
          </draw:text-box>
          <svg:title/>
          <svg:desc/>
        </draw:frame>
        <draw:frame draw:id="id99" draw:style-name="a658" draw:name="TextBox 34" svg:x="8.52244in" svg:y="4.22677in" svg:width="0.39606in" svg:height="0.47638in">
          <draw:text-box>
            <text:p text:style-name="a657" text:class-names="" text:cond-style-name=""><text:span text:style-name="a655" text:class-names="">d</text:span><text:span text:style-name="a656" text:class-names="">7</text:span></text:p>
          </draw:text-box>
          <svg:title/>
          <svg:desc/>
        </draw:frame>
        <draw:custom-shape svg:x="8.26732in" svg:y="4.03464in" svg:width="0.3122in" svg:height="0.33347in" draw:id="id100" draw:style-name="a661" draw:name="Straight Connector 35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01" draw:style-name="a665" draw:name="TextBox 36" svg:x="3.47165in" svg:y="4.22795in" svg:width="0.34094in" svg:height="0.47638in">
          <draw:text-box>
            <text:p text:style-name="a664" text:class-names="" text:cond-style-name=""><text:span text:style-name="a662" text:class-names="">t</text:span><text:span text:style-name="a663" text:class-names="">2</text:span></text:p>
          </draw:text-box>
          <svg:title/>
          <svg:desc/>
        </draw:frame>
        <draw:frame draw:id="id102" draw:style-name="a669" draw:name="TextBox 37" svg:x="4.49527in" svg:y="4.22835in" svg:width="0.34094in" svg:height="0.47638in">
          <draw:text-box>
            <text:p text:style-name="a668" text:class-names="" text:cond-style-name=""><text:span text:style-name="a666" text:class-names="">t</text:span><text:span text:style-name="a667" text:class-names="">3</text:span></text:p>
          </draw:text-box>
          <svg:title/>
          <svg:desc/>
        </draw:frame>
        <draw:frame draw:id="id103" draw:style-name="a673" draw:name="TextBox 38" svg:x="6.07008in" svg:y="4.22874in" svg:width="0.34094in" svg:height="0.47638in">
          <draw:text-box>
            <text:p text:style-name="a672" text:class-names="" text:cond-style-name=""><text:span text:style-name="a670" text:class-names="">t</text:span><text:span text:style-name="a671" text:class-names="">4</text:span></text:p>
          </draw:text-box>
          <svg:title/>
          <svg:desc/>
        </draw:frame>
        <draw:frame draw:id="id104" draw:style-name="a677" draw:name="TextBox 39" svg:x="6.97559in" svg:y="4.22913in" svg:width="0.34094in" svg:height="0.47638in">
          <draw:text-box>
            <text:p text:style-name="a676" text:class-names="" text:cond-style-name=""><text:span text:style-name="a674" text:class-names="">t</text:span><text:span text:style-name="a675" text:class-names="">5</text:span></text:p>
          </draw:text-box>
          <svg:title/>
          <svg:desc/>
        </draw:frame>
        <draw:frame draw:id="id105" draw:style-name="a681" draw:name="TextBox 40" svg:x="7.92047in" svg:y="4.22953in" svg:width="0.34094in" svg:height="0.47638in">
          <draw:text-box>
            <text:p text:style-name="a680" text:class-names="" text:cond-style-name=""><text:span text:style-name="a678" text:class-names="">t</text:span><text:span text:style-name="a679" text:class-names="">6</text:span></text:p>
          </draw:text-box>
          <svg:title/>
          <svg:desc/>
        </draw:frame>
        <draw:custom-shape svg:x="8.05315in" svg:y="3.57362in" svg:width="0in" svg:height="0.75in" draw:id="id106" draw:style-name="a685" draw:name="Straight Connector 41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07" draw:style-name="a689" draw:name="TextBox 42" svg:x="9.0622in" svg:y="4.22992in" svg:width="0.34094in" svg:height="0.47638in">
          <draw:text-box>
            <text:p text:style-name="a688" text:class-names="" text:cond-style-name=""><text:span text:style-name="a686" text:class-names="">t</text:span><text:span text:style-name="a687" text:class-names="">7</text:span></text:p>
          </draw:text-box>
          <svg:title/>
          <svg:desc/>
        </draw:frame>
        <draw:frame draw:id="id108" draw:style-name="a693" draw:transform="translate(-0.17047in -0.23819in) rotate(-0.5236) translate(1.97027in 3.99584in)" draw:name="TextBox 43" svg:width="0.34094in" svg:height="0.47638in">
          <draw:text-box>
            <text:p text:style-name="a692" text:class-names="" text:cond-style-name=""><text:span text:style-name="a690" text:class-names="">j</text:span><text:span text:style-name="a691" text:class-names="">0</text:span></text:p>
          </draw:text-box>
          <svg:title/>
          <svg:desc/>
        </draw:frame>
        <draw:custom-shape svg:x="1.5in" svg:y="3.73031in" svg:width="1.5in" svg:height="0in" draw:id="id109" draw:style-name="a697" draw:name="Straight Connector 44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5in" svg:y="2.90157in" svg:width="2.25in" svg:height="0in" draw:id="id110" draw:style-name="a701" draw:name="Straight Connector 45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5in" svg:y="2.44094in" svg:width="3in" svg:height="0in" draw:id="id111" draw:style-name="a705" draw:name="Straight Connector 46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12" draw:style-name="a709" draw:name="TextBox 47" svg:x="1.19685in" svg:y="3.47992in" svg:width="0.39606in" svg:height="0.47638in">
          <draw:text-box>
            <text:p text:style-name="a708" text:class-names="" text:cond-style-name=""><text:span text:style-name="a706" text:class-names="">v</text:span><text:span text:style-name="a707" text:class-names="">1</text:span></text:p>
          </draw:text-box>
          <svg:title/>
          <svg:desc/>
        </draw:frame>
        <draw:frame draw:id="id113" draw:style-name="a713" draw:name="TextBox 48" svg:x="1.19685in" svg:y="2.65354in" svg:width="0.39606in" svg:height="0.47638in">
          <draw:text-box>
            <text:p text:style-name="a712" text:class-names="" text:cond-style-name=""><text:span text:style-name="a710" text:class-names="">v</text:span><text:span text:style-name="a711" text:class-names="">2</text:span></text:p>
          </draw:text-box>
          <svg:title/>
          <svg:desc/>
        </draw:frame>
        <draw:frame draw:id="id114" draw:style-name="a717" draw:name="TextBox 49" svg:x="1.19685in" svg:y="2.1815in" svg:width="0.39606in" svg:height="0.47638in">
          <draw:text-box>
            <text:p text:style-name="a716" text:class-names="" text:cond-style-name=""><text:span text:style-name="a714" text:class-names="">v</text:span><text:span text:style-name="a715" text:class-names="">3</text:span></text:p>
          </draw:text-box>
          <svg:title/>
          <svg:desc/>
        </draw:frame>
        <presentation:notes draw:style-name="a744">
          <draw:frame draw:id="id122" draw:style-name="a741" draw:name="Slide Number Placeholder 6" svg:x="4.81102in" svg:y="10.45in" svg:width="3.68858in" svg:height="0.54961in">
            <draw:text-box>
              <text:p text:style-name="a740" text:class-names="" text:cond-style-name=""><text:span text:style-name="a739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123" presentation:style-name="a742" draw:name="Slide Image Placeholder 1">
            <svg:title/>
            <svg:desc/>
          </draw:page-thumbnail>
          <draw:frame draw:id="id124" presentation:style-name="a743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2" draw:style-name="a745" draw:master-page-name="Master1-Layout7-blank-Blank" presentation:presentation-page-layout-name="Master1-PPL7" draw:id="Slide-257">
        <draw:frame draw:id="id125" draw:style-name="a748" draw:name="TextBox 1" svg:x="3.34449in" svg:y="3.50197in" svg:width="0.61772in" svg:height="0.40197in">
          <draw:text-box>
            <text:p text:style-name="a747" text:class-names="" text:cond-style-name=""><text:span text:style-name="a746" text:class-names="">{A}</text:span></text:p>
          </draw:text-box>
          <svg:title/>
          <svg:desc/>
        </draw:frame>
        <draw:g draw:name="Group 2" draw:id="id126">
          <svg:title/>
          <svg:desc/>
          <draw:custom-shape svg:x="2.59449in" svg:y="1.50197in" svg:width="0in" svg:height="2in" draw:id="id165" draw:style-name="a896" draw:name="Straight Connector 3">
            <svg:title/>
            <svg:desc/>
            <text:p text:style-name="a894" text:class-names="" text:cond-style-name=""><text:span text:style-name="a89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59449in" svg:y="3.50197in" svg:width="2in" svg:height="0in" draw:id="id166" draw:style-name="a900" draw:name="Straight Connector 4">
            <svg:title/>
            <svg:desc/>
            <text:p text:style-name="a898" text:class-names="" text:cond-style-name=""><text:span text:style-name="a89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67" draw:style-name="a904" draw:name="TextBox 5" svg:x="4.59449in" svg:y="3.27126in" svg:width="0.42795in" svg:height="0.47638in">
            <draw:text-box>
              <text:p text:style-name="a903" text:class-names="" text:cond-style-name=""><text:span text:style-name="a901" text:class-names="">x</text:span><text:span text:style-name="a902" text:class-names="">A</text:span></text:p>
            </draw:text-box>
            <svg:title/>
            <svg:desc/>
          </draw:frame>
          <draw:frame draw:id="id168" draw:style-name="a908" draw:name="TextBox 6" svg:x="2.42323in" svg:y="1.1in" svg:width="0.42795in" svg:height="0.47638in">
            <draw:text-box>
              <text:p text:style-name="a907" text:class-names="" text:cond-style-name=""><text:span text:style-name="a905" text:class-names="">y</text:span><text:span text:style-name="a906" text:class-names="">A</text:span></text:p>
            </draw:text-box>
            <svg:title/>
            <svg:desc/>
          </draw:frame>
        </draw:g>
        <draw:g draw:name="Group 7" draw:id="id127">
          <svg:title/>
          <svg:desc/>
          <draw:custom-shape svg:x="1.18268in" svg:y="2.10157in" svg:width="1.41417in" svg:height="1.41417in" draw:id="id161" draw:style-name="a880" draw:name="Straight Connector 8">
            <svg:title/>
            <svg:desc/>
            <text:p text:style-name="a878" text:class-names="" text:cond-style-name=""><text:span text:style-name="a87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59685in" svg:y="2.10157in" svg:width="1.41417in" svg:height="1.41417in" draw:id="id162" draw:style-name="a884" draw:name="Straight Connector 9">
            <svg:title/>
            <svg:desc/>
            <text:p text:style-name="a882" text:class-names="" text:cond-style-name=""><text:span text:style-name="a88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63" draw:style-name="a888" draw:transform="translate(-0.20984in -0.23819in) rotate(-0.7854) translate(3.82799in 2.25539in)" draw:name="TextBox 10" svg:width="0.41969in" svg:height="0.47638in">
            <draw:text-box>
              <text:p text:style-name="a887" text:class-names="" text:cond-style-name=""><text:span text:style-name="a885" text:class-names="">x</text:span><text:span text:style-name="a886" text:class-names="">B</text:span></text:p>
            </draw:text-box>
            <svg:title/>
            <svg:desc/>
          </draw:frame>
          <draw:frame draw:id="id164" draw:style-name="a892" draw:transform="translate(-0.20984in -0.23819in) rotate(-0.7854) translate(0.75752in 2.25539in)" draw:name="TextBox 11" svg:width="0.41969in" svg:height="0.47638in">
            <draw:text-box>
              <text:p text:style-name="a891" text:class-names="" text:cond-style-name=""><text:span text:style-name="a889" text:class-names="">y</text:span><text:span text:style-name="a890" text:class-names="">B</text:span></text:p>
            </draw:text-box>
            <svg:title/>
            <svg:desc/>
          </draw:frame>
        </draw:g>
        <draw:frame draw:id="id128" draw:style-name="a751" draw:transform="translate(-0.30217in -0.20098in) rotate(-0.7854) translate(1.43966in 3.3983in)" draw:name="TextBox 12" svg:width="0.60433in" svg:height="0.40197in">
          <draw:text-box>
            <text:p text:style-name="a750" text:class-names="" text:cond-style-name=""><text:span text:style-name="a749" text:class-names="">{B}</text:span></text:p>
          </draw:text-box>
          <svg:title/>
          <svg:desc/>
        </draw:frame>
        <draw:custom-shape svg:x="3.59449in" svg:y="2.50197in" svg:width="0.49961in" svg:height="0.99961in" draw:id="id129" draw:style-name="a755" draw:name="Freeform: Shape 13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1270 2540" draw:enhanced-path="M 1270 2540 C 1270 635 0 0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"/>
            <draw:equation draw:name="f7" draw:formula="?f4 / 254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30" draw:style-name="a760" draw:name="TextBox 14" svg:x="3.56496in" svg:y="2.71693in" svg:width="0.5248in" svg:height="0.48386in">
          <draw:text-box>
            <text:p text:style-name="a759" text:class-names="" text:cond-style-name=""><text:span text:style-name="a756" text:class-names="">A</text:span><text:span text:style-name="a757" text:class-names="">u</text:span><text:span text:style-name="a758" text:class-names="">B</text:span></text:p>
          </draw:text-box>
          <svg:title/>
          <svg:desc/>
        </draw:frame>
        <draw:custom-shape svg:x="3.20906in" svg:y="2.89764in" svg:width="0.38504in" svg:height="0.60394in" draw:id="id131" draw:style-name="a764" draw:name="Freeform: Shape 15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type="non-primitive" svg:viewBox="0 0 979 1535" draw:enhanced-path="M 979 1535 C 661 0 0 0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79"/>
            <draw:equation draw:name="f7" draw:formula="?f4 / 153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32" draw:style-name="a769" draw:name="TextBox 16" svg:x="3.06969in" svg:y="3.00197in" svg:width="0.5248in" svg:height="0.48386in">
          <draw:text-box>
            <text:p text:style-name="a768" text:class-names="" text:cond-style-name=""><text:span text:style-name="a765" text:class-names="">B</text:span><text:span text:style-name="a766" text:class-names="">u</text:span><text:span text:style-name="a767" text:class-names="">A</text:span></text:p>
          </draw:text-box>
          <svg:title/>
          <svg:desc/>
        </draw:frame>
        <draw:custom-shape svg:x="2.46929in" svg:y="3.37677in" svg:width="0.25in" svg:height="0.25in" draw:id="id133" draw:style-name="a772" draw:name="Freeform: Shape 17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2.55787in" svg:y="3.46535in" svg:width="0.07795in" svg:height="0.07795in" draw:id="id134" draw:style-name="a775" draw:name="Freeform: Shape 18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id="id135" draw:style-name="a779" draw:name="TextBox 19" svg:x="2.17165in" svg:y="3.37677in" svg:width="0.54764in" svg:height="0.47638in">
          <draw:text-box>
            <text:p text:style-name="a778" text:class-names="" text:cond-style-name=""><text:span text:style-name="a776" text:class-names="">z</text:span><text:span text:style-name="a777" text:class-names="">A,B</text:span></text:p>
          </draw:text-box>
          <svg:title/>
          <svg:desc/>
        </draw:frame>
        <draw:frame draw:id="id136" draw:style-name="a782" draw:name="TextBox 20" svg:x="5.32205in" svg:y="7.09803in" svg:width="0.61772in" svg:height="0.40197in">
          <draw:text-box>
            <text:p text:style-name="a781" text:class-names="" text:cond-style-name=""><text:span text:style-name="a780" text:class-names="">{A}</text:span></text:p>
          </draw:text-box>
          <svg:title/>
          <svg:desc/>
        </draw:frame>
        <draw:custom-shape svg:x="4.57205in" svg:y="5.09803in" svg:width="0in" svg:height="2in" draw:id="id137" draw:style-name="a786" draw:name="Straight Connector 21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57205in" svg:y="7.09803in" svg:width="2.92795in" svg:height="0in" draw:id="id138" draw:style-name="a790" draw:name="Straight Connector 22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39" draw:style-name="a794" draw:name="TextBox 23" svg:x="7.57205in" svg:y="6.86732in" svg:width="0.42795in" svg:height="0.47638in">
          <draw:text-box>
            <text:p text:style-name="a793" text:class-names="" text:cond-style-name=""><text:span text:style-name="a791" text:class-names="">x</text:span><text:span text:style-name="a792" text:class-names="">A</text:span></text:p>
          </draw:text-box>
          <svg:title/>
          <svg:desc/>
        </draw:frame>
        <draw:frame draw:id="id140" draw:style-name="a798" draw:name="TextBox 24" svg:x="4.40079in" svg:y="4.69606in" svg:width="0.42795in" svg:height="0.47638in">
          <draw:text-box>
            <text:p text:style-name="a797" text:class-names="" text:cond-style-name=""><text:span text:style-name="a795" text:class-names="">y</text:span><text:span text:style-name="a796" text:class-names="">A</text:span></text:p>
          </draw:text-box>
          <svg:title/>
          <svg:desc/>
        </draw:frame>
        <draw:custom-shape svg:x="5.40433in" svg:y="4.71339in" svg:width="1.41417in" svg:height="1.41417in" draw:id="id141" draw:style-name="a802" draw:name="Straight Connector 25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8185in" svg:y="4.71339in" svg:width="1.41417in" svg:height="1.41417in" draw:id="id142" draw:style-name="a806" draw:name="Straight Connector 26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43" draw:style-name="a810" draw:transform="translate(-0.20984in -0.23819in) rotate(-0.7854) translate(8.04964in 4.8672in)" draw:name="TextBox 27" svg:width="0.41969in" svg:height="0.47638in">
          <draw:text-box>
            <text:p text:style-name="a809" text:class-names="" text:cond-style-name=""><text:span text:style-name="a807" text:class-names="">x</text:span><text:span text:style-name="a808" text:class-names="">B</text:span></text:p>
          </draw:text-box>
          <svg:title/>
          <svg:desc/>
        </draw:frame>
        <draw:frame draw:id="id144" draw:style-name="a814" draw:transform="translate(-0.20984in -0.23819in) rotate(-0.7854) translate(4.97917in 4.8672in)" draw:name="TextBox 28" svg:width="0.41969in" svg:height="0.47638in">
          <draw:text-box>
            <text:p text:style-name="a813" text:class-names="" text:cond-style-name=""><text:span text:style-name="a811" text:class-names="">y</text:span><text:span text:style-name="a812" text:class-names="">B</text:span></text:p>
          </draw:text-box>
          <svg:title/>
          <svg:desc/>
        </draw:frame>
        <draw:frame draw:id="id145" draw:style-name="a817" draw:transform="translate(-0.30217in -0.20098in) rotate(-0.7854) translate(5.57155in 5.9542in)" draw:name="TextBox 29" svg:width="0.60433in" svg:height="0.40197in">
          <draw:text-box>
            <text:p text:style-name="a816" text:class-names="" text:cond-style-name=""><text:span text:style-name="a815" text:class-names="">{B}</text:span></text:p>
          </draw:text-box>
          <svg:title/>
          <svg:desc/>
        </draw:frame>
        <draw:custom-shape svg:x="7.81614in" svg:y="5.11378in" svg:width="0.49961in" svg:height="0.99961in" draw:id="id146" draw:style-name="a821" draw:name="Freeform: Shape 30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type="non-primitive" svg:viewBox="0 0 1270 2540" draw:enhanced-path="M 1270 2540 C 1270 635 0 0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"/>
            <draw:equation draw:name="f7" draw:formula="?f4 / 254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47" draw:style-name="a826" draw:name="TextBox 31" svg:x="7.78661in" svg:y="5.32874in" svg:width="0.5248in" svg:height="0.48386in">
          <draw:text-box>
            <text:p text:style-name="a825" text:class-names="" text:cond-style-name=""><text:span text:style-name="a822" text:class-names="">A</text:span><text:span text:style-name="a823" text:class-names="">u</text:span><text:span text:style-name="a824" text:class-names="">B</text:span></text:p>
          </draw:text-box>
          <svg:title/>
          <svg:desc/>
        </draw:frame>
        <draw:custom-shape svg:x="4.44685in" svg:y="6.97283in" svg:width="0.25in" svg:height="0.25in" draw:id="id148" draw:style-name="a829" draw:name="Freeform: Shape 32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4.53543in" svg:y="7.06142in" svg:width="0.07795in" svg:height="0.07795in" draw:id="id149" draw:style-name="a832" draw:name="Freeform: Shape 33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id="id150" draw:style-name="a836" draw:name="TextBox 34" svg:x="4.14921in" svg:y="6.97283in" svg:width="0.41457in" svg:height="0.47638in">
          <draw:text-box>
            <text:p text:style-name="a835" text:class-names="" text:cond-style-name=""><text:span text:style-name="a833" text:class-names="">z</text:span><text:span text:style-name="a834" text:class-names="">A</text:span></text:p>
          </draw:text-box>
          <svg:title/>
          <svg:desc/>
        </draw:frame>
        <draw:custom-shape svg:x="4.38189in" svg:y="6.13189in" svg:width="4.11811in" svg:height="0in" draw:id="id151" draw:style-name="a840" draw:name="Straight Connector 35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80984in" svg:y="5.82874in" svg:width="0in" svg:height="1.5in" draw:id="id152" draw:style-name="a844" draw:name="Straight Connector 36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53" draw:style-name="a849" draw:name="TextBox 37" svg:x="6.09252in" svg:y="6.38189in" svg:width="0.5248in" svg:height="0.48386in">
          <draw:text-box>
            <text:p text:style-name="a848" text:class-names="" text:cond-style-name=""><text:span text:style-name="a845" text:class-names="">A</text:span><text:span text:style-name="a846" text:class-names="">x</text:span><text:span text:style-name="a847" text:class-names="">B</text:span></text:p>
          </draw:text-box>
          <svg:title/>
          <svg:desc/>
        </draw:frame>
        <draw:custom-shape svg:x="4.38189in" svg:y="6.13189in" svg:width="4.11811in" svg:height="0in" draw:id="id154" draw:style-name="a853" draw:name="Straight Connector 38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5in" svg:y="6.61811in" svg:width="0.32874in" svg:height="0in" draw:id="id155" draw:style-name="a857" draw:name="Straight Connector 39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25in" svg:y="6.14134in" svg:width="0in" svg:height="0.35866in" draw:id="id156" draw:style-name="a861" draw:name="Straight Connector 40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57" draw:style-name="a866" draw:name="TextBox 41" svg:x="4.95118in" svg:y="6.46102in" svg:width="0.5248in" svg:height="0.48386in">
          <draw:text-box>
            <text:p text:style-name="a865" text:class-names="" text:cond-style-name=""><text:span text:style-name="a862" text:class-names="">A</text:span><text:span text:style-name="a863" text:class-names="">y</text:span><text:span text:style-name="a864" text:class-names="">B</text:span></text:p>
          </draw:text-box>
          <svg:title/>
          <svg:desc/>
        </draw:frame>
        <draw:custom-shape svg:x="6.69685in" svg:y="6.0189in" svg:width="0.25in" svg:height="0.25in" draw:id="id158" draw:style-name="a869" draw:name="Freeform: Shape 42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6.78543in" svg:y="6.10748in" svg:width="0.07795in" svg:height="0.07795in" draw:id="id159" draw:style-name="a872" draw:name="Freeform: Shape 43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id="id160" draw:style-name="a876" draw:transform="translate(-0.20315in -0.23819in) rotate(-0.7854) translate(6.70672in 6.55538in)" draw:name="TextBox 44" svg:width="0.4063in" svg:height="0.47638in">
          <draw:text-box>
            <text:p text:style-name="a875" text:class-names="" text:cond-style-name=""><text:span text:style-name="a873" text:class-names="">z</text:span><text:span text:style-name="a874" text:class-names="">B</text:span></text:p>
          </draw:text-box>
          <svg:title/>
          <svg:desc/>
        </draw:frame>
        <presentation:notes draw:style-name="a914">
          <draw:frame draw:id="id169" draw:style-name="a911" draw:name="Slide Number Placeholder 6" svg:x="4.81102in" svg:y="10.45in" svg:width="3.68858in" svg:height="0.54961in">
            <draw:text-box>
              <text:p text:style-name="a910" text:class-names="" text:cond-style-name=""><text:span text:style-name="a909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170" presentation:style-name="a912" draw:name="Slide Image Placeholder 1">
            <svg:title/>
            <svg:desc/>
          </draw:page-thumbnail>
          <draw:frame draw:id="id171" presentation:style-name="a913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draw:page draw:name="page3" draw:style-name="a915" draw:master-page-name="Master1-Layout7-blank-Blank" presentation:presentation-page-layout-name="Master1-PPL7" draw:id="Slide-258">
        <draw:custom-shape svg:x="2.5563in" svg:y="1.08425in" svg:width="1.24961in" svg:height="0.74961in" draw:id="id172" draw:style-name="a918" draw:name="Freeform: Shape 1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type="non-primitive" svg:viewBox="0 0 3175 1905" draw:enhanced-path="M 635 0 L 0 1270 635 1905 2540 1905 3175 635 190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175"/>
            <draw:equation draw:name="f7" draw:formula="?f4 / 1905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3063in" svg:y="0.58425in" svg:width="0in" svg:height="1.5in" draw:id="id173" draw:style-name="a921" draw:name="Straight Connector 2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3063in" svg:y="2.08425in" svg:width="4.5in" svg:height="0in" draw:id="id174" draw:style-name="a924" draw:name="Straight Connector 3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33779in" svg:y="0.83425in" svg:width="1.25in" svg:height="1.25in" draw:id="id175" draw:style-name="a927" draw:name="Straight Connector 4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76" draw:style-name="a931" draw:name="TextBox 5" svg:x="0.70433in" svg:y="0.5626in" svg:width="0.6626in" svg:height="0.38969in">
          <draw:text-box>
            <text:p text:style-name="a930" text:class-names="" text:cond-style-name=""><text:span text:style-name="a928" text:class-names="">v</text:span><text:span text:style-name="a929" text:class-names="">max</text:span></text:p>
          </draw:text-box>
          <svg:title/>
          <svg:desc/>
        </draw:frame>
        <draw:frame draw:id="id177" draw:style-name="a935" draw:name="TextBox 6" svg:x="1.84724in" svg:y="2.04488in" svg:width="0.42717in" svg:height="0.38969in">
          <draw:text-box>
            <text:p text:style-name="a934" text:class-names="" text:cond-style-name=""><text:span text:style-name="a932" text:class-names="">t</text:span><text:span text:style-name="a933" text:class-names="">1</text:span></text:p>
          </draw:text-box>
          <svg:title/>
          <svg:desc/>
        </draw:frame>
        <draw:frame draw:id="id178" draw:style-name="a939" draw:name="TextBox 7" svg:x="4.13504in" svg:y="2.04488in" svg:width="0.41669in" svg:height="0.38969in">
          <draw:text-box>
            <text:p text:style-name="a938" text:class-names="" text:cond-style-name=""><text:span text:style-name="a936" text:class-names="">t</text:span><text:span text:style-name="a937" text:class-names="">2</text:span></text:p>
          </draw:text-box>
          <svg:title/>
          <svg:desc/>
        </draw:frame>
        <draw:frame draw:id="id179" draw:style-name="a943" draw:name="TextBox 8" svg:x="5.38504in" svg:y="1.98543in" svg:width="0.48189in" svg:height="0.38969in">
          <draw:text-box>
            <text:p text:style-name="a942" text:class-names="" text:cond-style-name=""><text:span text:style-name="a940" text:class-names="">t</text:span><text:span text:style-name="a941" text:class-names="">3</text:span></text:p>
          </draw:text-box>
          <svg:title/>
          <svg:desc/>
        </draw:frame>
        <draw:frame draw:id="id180" draw:style-name="a947" draw:name="TextBox 9" svg:x="2.94961in" svg:y="1.21614in" svg:width="0.52598in" svg:height="0.38969in">
          <draw:text-box>
            <text:p text:style-name="a946" text:class-names="" text:cond-style-name=""><text:span text:style-name="a944" text:class-names="">d</text:span><text:span text:style-name="a945" text:class-names="">2</text:span></text:p>
          </draw:text-box>
          <svg:title/>
          <svg:desc/>
        </draw:frame>
        <draw:custom-shape svg:x="2.0563in" svg:y="0.83425in" svg:width="2.25in" svg:height="0in" draw:id="id181" draw:style-name="a950" draw:name="Straight Connector 10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3063in" svg:y="0.83425in" svg:width="0.75in" svg:height="0.75in" draw:id="id182" draw:style-name="a953" draw:name="Straight Connector 11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83" draw:style-name="a958" draw:transform="translate(-0.3032in -0.19485in) rotate(-0.7854) translate(1.26703in 1.31806in)" draw:name="TextBox 12" svg:width="0.6064in" svg:height="0.38969in">
          <draw:text-box>
            <text:p text:style-name="a957" text:class-names="" text:cond-style-name=""><text:span text:style-name="a954" text:class-names="">a</text:span><text:span text:style-name="a955" text:class-names="">max</text:span><text:span text:style-name="a956" text:class-names=""/></text:p>
          </draw:text-box>
          <svg:title/>
          <svg:desc/>
        </draw:frame>
        <draw:frame draw:id="id184" draw:style-name="a963" draw:transform="translate(-0.30985in -0.19485in) rotate(-0.7854) translate(4.93925in 1.07531in)" draw:name="TextBox 13" svg:width="0.61969in" svg:height="0.38969in">
          <draw:text-box>
            <text:p text:style-name="a962" text:class-names="" text:cond-style-name=""><text:span text:style-name="a959" text:class-names="">a</text:span><text:span text:style-name="a960" text:class-names="">max</text:span><text:span text:style-name="a961" text:class-names=""/></text:p>
          </draw:text-box>
          <svg:title/>
          <svg:desc/>
        </draw:frame>
        <draw:custom-shape svg:x="1.18819in" svg:y="0.83425in" svg:width="0.25in" svg:height="0in" draw:id="id185" draw:style-name="a966" draw:name="Straight Connector 14">
          <svg:title/>
          <svg:desc/>
          <text:p text:style-name="a965" text:class-names="" text:cond-style-name=""><text:span text:style-name="a96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18858in" svg:y="1.58228in" svg:width="0.25in" svg:height="0in" draw:id="id186" draw:style-name="a969" draw:name="Straight Connector 15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87" draw:style-name="a972" draw:name="TextBox 16" svg:x="0.85567in" svg:y="1.33425in" svg:width="0.33842in" svg:height="0.40197in">
          <draw:text-box>
            <text:p text:style-name="a971" text:class-names="" text:cond-style-name=""><text:span text:style-name="a970" text:class-names="">v</text:span></text:p>
          </draw:text-box>
          <svg:title/>
          <svg:desc/>
        </draw:frame>
        <draw:custom-shape svg:x="2.0563in" svg:y="0.71614in" svg:width="0in" svg:height="1.5in" draw:id="id188" draw:style-name="a976" draw:name="Straight Connector 17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33976in" svg:y="0.71614in" svg:width="0in" svg:height="1.5in" draw:id="id189" draw:style-name="a980" draw:name="Straight Connector 18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33976in" svg:y="0.71614in" svg:width="0in" svg:height="1.5in" draw:id="id190" draw:style-name="a984" draw:name="Straight Connector 19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38976in" svg:y="1.26142in" svg:width="0.55157in" svg:height="0.66614in" draw:id="id191" draw:style-name="a987" draw:name="Freeform: Shape 20">
          <svg:title/>
          <svg:desc/>
          <text:p text:style-name="a986" text:class-names="" text:cond-style-name=""><text:span text:style-name="a985" text:class-names=""/></text:p>
          <draw:enhanced-geometry xmlns:dr3d="urn:oasis:names:tc:opendocument:xmlns:dr3d:1.0" draw:type="non-primitive" svg:viewBox="0 0 1402 1693" draw:enhanced-path="M 450 503 L 0 1058 185 1693 1402 1614 1402 0 900 2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2"/>
            <draw:equation draw:name="f7" draw:formula="?f4 / 169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40039in" svg:y="1.19882in" svg:width="0.79094in" svg:height="0.78071in" draw:id="id192" draw:style-name="a990" draw:name="Freeform: Shape 21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type="non-primitive" svg:viewBox="0 0 2010 1984" draw:enhanced-path="M 79 0 L 0 1244 264 1852 2010 1984 1561 1085 899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10"/>
            <draw:equation draw:name="f7" draw:formula="?f4 / 198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93" draw:style-name="a994" draw:name="TextBox 22" svg:x="4.48504in" svg:y="1.37402in" svg:width="0.45038in" svg:height="0.38969in">
          <draw:text-box>
            <text:p text:style-name="a993" text:class-names="" text:cond-style-name=""><text:span text:style-name="a991" text:class-names="">d</text:span><text:span text:style-name="a992" text:class-names="">3</text:span></text:p>
          </draw:text-box>
          <svg:title/>
          <svg:desc/>
        </draw:frame>
        <draw:frame draw:id="id194" draw:style-name="a998" draw:name="TextBox 23" svg:x="1.53228in" svg:y="1.41339in" svg:width="0.43819in" svg:height="0.38969in">
          <draw:text-box>
            <text:p text:style-name="a997" text:class-names="" text:cond-style-name=""><text:span text:style-name="a995" text:class-names="">d</text:span><text:span text:style-name="a996" text:class-names="">1</text:span></text:p>
          </draw:text-box>
          <svg:title/>
          <svg:desc/>
        </draw:frame>
        <draw:frame draw:id="id195" draw:style-name="a1001" draw:name="TextBox 24" svg:x="2.72677in" svg:y="2.49291in" svg:width="0.98583in" svg:height="0.38898in">
          <draw:text-box>
            <text:p text:style-name="a1000" text:class-names="" text:cond-style-name=""><text:span text:style-name="a999" text:class-names="">fig001</text:span></text:p>
          </draw:text-box>
          <svg:title/>
          <svg:desc/>
        </draw:frame>
        <draw:frame draw:id="id196" draw:style-name="a1004" draw:name="TextBox 25" svg:x="7.51417in" svg:y="4.77047in" svg:width="0.98583in" svg:height="0.38898in">
          <draw:text-box>
            <text:p text:style-name="a1003" text:class-names="" text:cond-style-name=""><text:span text:style-name="a1002" text:class-names="">fig002</text:span></text:p>
          </draw:text-box>
          <svg:title/>
          <svg:desc/>
        </draw:frame>
        <draw:custom-shape svg:x="5.39567in" svg:y="2.86575in" svg:width="0in" svg:height="1.5in" draw:id="id197" draw:style-name="a1007" draw:name="Straight Connector 26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39567in" svg:y="4.36575in" svg:width="2.16653in" svg:height="0in" draw:id="id198" draw:style-name="a1010" draw:name="Straight Connector 27">
          <svg:title/>
          <svg:desc/>
          <text:p text:style-name="a1009" text:class-names="" text:cond-style-name=""><text:span text:style-name="a100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14606in" svg:y="3.11575in" svg:width="1.25in" svg:height="1.25in" draw:id="id199" draw:style-name="a1013" draw:name="Straight Connector 28">
          <svg:title/>
          <svg:desc/>
          <text:p text:style-name="a1012" text:class-names="" text:cond-style-name=""><text:span text:style-name="a101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00" draw:style-name="a1018" draw:name="TextBox 29" svg:x="4.73222in" svg:y="2.84409in" svg:width="0.84219in" svg:height="0.38969in">
          <draw:text-box>
            <text:p text:style-name="a1017" text:class-names="" text:cond-style-name=""><text:span text:style-name="a1014" text:class-names="">v</text:span><text:span text:style-name="a1015" text:class-names="">max</text:span><text:span text:style-name="a1016" text:class-names=""/></text:p>
          </draw:text-box>
          <svg:title/>
          <svg:desc/>
        </draw:frame>
        <draw:frame draw:id="id201" draw:style-name="a1022" draw:name="TextBox 30" svg:x="5.93661in" svg:y="4.32638in" svg:width="0.5941in" svg:height="0.38969in">
          <draw:text-box>
            <text:p text:style-name="a1021" text:class-names="" text:cond-style-name=""><text:span text:style-name="a1019" text:class-names="">t</text:span><text:span text:style-name="a1020" text:class-names="">1,2</text:span></text:p>
          </draw:text-box>
          <svg:title/>
          <svg:desc/>
        </draw:frame>
        <draw:frame draw:id="id202" draw:style-name="a1026" draw:name="TextBox 31" svg:x="7.19331in" svg:y="4.3063in" svg:width="0.38991in" svg:height="0.38969in">
          <draw:text-box>
            <text:p text:style-name="a1025" text:class-names="" text:cond-style-name=""><text:span text:style-name="a1023" text:class-names="">t</text:span><text:span text:style-name="a1024" text:class-names="">3</text:span></text:p>
          </draw:text-box>
          <svg:title/>
          <svg:desc/>
        </draw:frame>
        <draw:custom-shape svg:x="5.39567in" svg:y="3.11575in" svg:width="0.75in" svg:height="0.75in" draw:id="id203" draw:style-name="a1029" draw:name="Straight Connector 32">
          <svg:title/>
          <svg:desc/>
          <text:p text:style-name="a1028" text:class-names="" text:cond-style-name=""><text:span text:style-name="a102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04" draw:style-name="a1034" draw:transform="translate(-0.29789in -0.19485in) rotate(-5.36168) translate(5.60473in 3.35157in)" draw:name="TextBox 33" svg:width="0.59578in" svg:height="0.38969in">
          <draw:text-box>
            <text:p text:style-name="a1033" text:class-names="" text:cond-style-name=""><text:span text:style-name="a1030" text:class-names="">a</text:span><text:span text:style-name="a1031" text:class-names="">max</text:span><text:span text:style-name="a1032" text:class-names=""/></text:p>
          </draw:text-box>
          <svg:title/>
          <svg:desc/>
        </draw:frame>
        <draw:frame draw:id="id205" draw:style-name="a1039" draw:transform="translate(-0.31922in -0.19485in) rotate(-0.7854) translate(6.75415in 3.36344in)" draw:name="TextBox 34" svg:width="0.63844in" svg:height="0.38969in">
          <draw:text-box>
            <text:p text:style-name="a1038" text:class-names="" text:cond-style-name=""><text:span text:style-name="a1035" text:class-names="">a</text:span><text:span text:style-name="a1036" text:class-names="">max</text:span><text:span text:style-name="a1037" text:class-names=""/></text:p>
          </draw:text-box>
          <svg:title/>
          <svg:desc/>
        </draw:frame>
        <draw:custom-shape svg:x="5.27756in" svg:y="3.11575in" svg:width="0.25in" svg:height="0in" draw:id="id206" draw:style-name="a1042" draw:name="Straight Connector 35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27795in" svg:y="3.86378in" svg:width="0.25in" svg:height="0in" draw:id="id207" draw:style-name="a1045" draw:name="Straight Connector 36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08" draw:style-name="a1048" draw:name="TextBox 37" svg:x="4.97544in" svg:y="3.59044in" svg:width="0.38873in" svg:height="0.40197in">
          <draw:text-box>
            <text:p text:style-name="a1047" text:class-names="" text:cond-style-name=""><text:span text:style-name="a1046" text:class-names="">v</text:span></text:p>
          </draw:text-box>
          <svg:title/>
          <svg:desc/>
        </draw:frame>
        <draw:custom-shape svg:x="6.14567in" svg:y="2.99764in" svg:width="0in" svg:height="1.5in" draw:id="id209" draw:style-name="a1052" draw:name="Straight Connector 38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47913in" svg:y="3.54291in" svg:width="0.55157in" svg:height="0.66614in" draw:id="id210" draw:style-name="a1055" draw:name="Freeform: Shape 39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type="non-primitive" svg:viewBox="0 0 1402 1693" draw:enhanced-path="M 450 503 L 0 1058 185 1693 1402 1614 1402 0 900 2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2"/>
            <draw:equation draw:name="f7" draw:formula="?f4 / 169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6.19921in" svg:y="3.48031in" svg:width="0.79094in" svg:height="0.78071in" draw:id="id211" draw:style-name="a1058" draw:name="Freeform: Shape 40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type="non-primitive" svg:viewBox="0 0 2010 1984" draw:enhanced-path="M 79 0 L 0 1244 264 1852 2010 1984 1561 1085 899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10"/>
            <draw:equation draw:name="f7" draw:formula="?f4 / 198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12" draw:style-name="a1062" draw:name="TextBox 41" svg:x="6.29331in" svg:y="3.65551in" svg:width="0.44277in" svg:height="0.38969in">
          <draw:text-box>
            <text:p text:style-name="a1061" text:class-names="" text:cond-style-name=""><text:span text:style-name="a1059" text:class-names="">d</text:span><text:span text:style-name="a1060" text:class-names="">3</text:span></text:p>
          </draw:text-box>
          <svg:title/>
          <svg:desc/>
        </draw:frame>
        <draw:frame draw:id="id213" draw:style-name="a1066" draw:name="TextBox 42" svg:x="5.62165in" svg:y="3.69488in" svg:width="0.45827in" svg:height="0.38969in">
          <draw:text-box>
            <text:p text:style-name="a1065" text:class-names="" text:cond-style-name=""><text:span text:style-name="a1063" text:class-names="">d</text:span><text:span text:style-name="a1064" text:class-names="">1</text:span></text:p>
          </draw:text-box>
          <svg:title/>
          <svg:desc/>
        </draw:frame>
        <draw:custom-shape svg:x="8.5311in" svg:y="2.86575in" svg:width="0in" svg:height="1.5in" draw:id="id214" draw:style-name="a1069" draw:name="Straight Connector 43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5311in" svg:y="4.36575in" svg:width="1.82283in" svg:height="0in" draw:id="id215" draw:style-name="a1072" draw:name="Straight Connector 44">
          <svg:title/>
          <svg:desc/>
          <text:p text:style-name="a1071" text:class-names="" text:cond-style-name=""><text:span text:style-name="a107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12402in" svg:y="3.27323in" svg:width="1.07362in" svg:height="1.07795in" draw:id="id216" draw:style-name="a1075" draw:name="Straight Connector 45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17" draw:style-name="a1079" draw:name="TextBox 46" svg:x="7.93977in" svg:y="3.00157in" svg:width="0.59172in" svg:height="0.38969in">
          <draw:text-box>
            <text:p text:style-name="a1078" text:class-names="" text:cond-style-name=""><text:span text:style-name="a1076" text:class-names="">v</text:span><text:span text:style-name="a1077" text:class-names="">1</text:span></text:p>
          </draw:text-box>
          <svg:title/>
          <svg:desc/>
        </draw:frame>
        <draw:frame draw:id="id218" draw:style-name="a1083" draw:name="TextBox 47" svg:x="8.91457in" svg:y="4.28701in" svg:width="0.4934in" svg:height="0.38969in">
          <draw:text-box>
            <text:p text:style-name="a1082" text:class-names="" text:cond-style-name=""><text:span text:style-name="a1080" text:class-names="">t</text:span><text:span text:style-name="a1081" text:class-names="">1,2</text:span></text:p>
          </draw:text-box>
          <svg:title/>
          <svg:desc/>
        </draw:frame>
        <draw:frame draw:id="id219" draw:style-name="a1087" draw:name="TextBox 48" svg:x="10.05315in" svg:y="4.3063in" svg:width="0.37323in" svg:height="0.38969in">
          <draw:text-box>
            <text:p text:style-name="a1086" text:class-names="" text:cond-style-name=""><text:span text:style-name="a1084" text:class-names="">t</text:span><text:span text:style-name="a1085" text:class-names="">3</text:span></text:p>
          </draw:text-box>
          <svg:title/>
          <svg:desc/>
        </draw:frame>
        <draw:custom-shape svg:x="8.5311in" svg:y="3.26772in" svg:width="0.5937in" svg:height="0.59803in" draw:id="id220" draw:style-name="a1090" draw:name="Straight Connector 49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21" draw:style-name="a1095" draw:transform="translate(-0.3206in -0.19485in) rotate(-0.7854) translate(8.41299in 3.52709in)" draw:name="TextBox 50" svg:width="0.6412in" svg:height="0.38969in">
          <draw:text-box>
            <text:p text:style-name="a1094" text:class-names="" text:cond-style-name=""><text:span text:style-name="a1091" text:class-names="">a</text:span><text:span text:style-name="a1092" text:class-names="">max</text:span><text:span text:style-name="a1093" text:class-names=""/></text:p>
          </draw:text-box>
          <svg:title/>
          <svg:desc/>
        </draw:frame>
        <draw:frame draw:id="id222" draw:style-name="a1100" draw:transform="translate(-0.36547in -0.19485in) rotate(-0.7854) translate(9.80418in 3.59299in)" draw:name="TextBox 51" svg:width="0.73094in" svg:height="0.38969in">
          <draw:text-box>
            <text:p text:style-name="a1099" text:class-names="" text:cond-style-name=""><text:span text:style-name="a1096" text:class-names="">a</text:span><text:span text:style-name="a1097" text:class-names="">max</text:span><text:span text:style-name="a1098" text:class-names=""/></text:p>
          </draw:text-box>
          <svg:title/>
          <svg:desc/>
        </draw:frame>
        <draw:custom-shape svg:x="8.41299in" svg:y="3.27323in" svg:width="0.25in" svg:height="0in" draw:id="id223" draw:style-name="a1103" draw:name="Straight Connector 52">
          <svg:title/>
          <svg:desc/>
          <text:p text:style-name="a1102" text:class-names="" text:cond-style-name=""><text:span text:style-name="a110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41339in" svg:y="3.86378in" svg:width="0.25in" svg:height="0in" draw:id="id224" draw:style-name="a1106" draw:name="Straight Connector 53">
          <svg:title/>
          <svg:desc/>
          <text:p text:style-name="a1105" text:class-names="" text:cond-style-name=""><text:span text:style-name="a110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25" draw:style-name="a1109" draw:name="TextBox 54" svg:x="8.13543in" svg:y="3.61575in" svg:width="0.32283in" svg:height="0.40197in">
          <draw:text-box>
            <text:p text:style-name="a1108" text:class-names="" text:cond-style-name=""><text:span text:style-name="a1107" text:class-names="">v</text:span></text:p>
          </draw:text-box>
          <svg:title/>
          <svg:desc/>
        </draw:frame>
        <draw:custom-shape svg:x="9.12362in" svg:y="3.19449in" svg:width="0in" svg:height="1.30315in" draw:id="id226" draw:style-name="a1113" draw:name="Straight Connector 55">
          <svg:title/>
          <svg:desc/>
          <text:p text:style-name="a1111" text:class-names="" text:cond-style-name=""><text:span text:style-name="a111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58346in" svg:y="3.55315in" svg:width="0.46772in" svg:height="0.65591in" draw:id="id227" draw:style-name="a1116" draw:name="Freeform: Shape 56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type="non-primitive" svg:viewBox="0 0 1189 1667" draw:enhanced-path="M 450 477 L 0 1032 185 1667 1163 1630 1189 360 9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89"/>
            <draw:equation draw:name="f7" draw:formula="?f4 / 16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22677in" svg:y="3.62992in" svg:width="0.60591in" svg:height="0.6185in" draw:id="id228" draw:style-name="a1119" draw:name="Freeform: Shape 57">
          <svg:title/>
          <svg:desc/>
          <text:p text:style-name="a1118" text:class-names="" text:cond-style-name=""><text:span text:style-name="a1117" text:class-names=""/></text:p>
          <draw:enhanced-geometry xmlns:dr3d="urn:oasis:names:tc:opendocument:xmlns:dr3d:1.0" draw:type="non-primitive" svg:viewBox="0 0 1540 1572" draw:enhanced-path="M 84 0 L 0 964 264 1572 1540 1456 1301 1006 640 34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0"/>
            <draw:equation draw:name="f7" draw:formula="?f4 / 1572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29" draw:style-name="a1123" draw:name="TextBox 58" svg:x="9.31063in" svg:y="3.73425in" svg:width="0.4878in" svg:height="0.38969in">
          <draw:text-box>
            <text:p text:style-name="a1122" text:class-names="" text:cond-style-name=""><text:span text:style-name="a1120" text:class-names="">d</text:span><text:span text:style-name="a1121" text:class-names="">3</text:span></text:p>
          </draw:text-box>
          <svg:title/>
          <svg:desc/>
        </draw:frame>
        <draw:frame draw:id="id230" draw:style-name="a1127" draw:name="TextBox 59" svg:x="8.67835in" svg:y="3.69488in" svg:width="0.45669in" svg:height="0.38969in">
          <draw:text-box>
            <text:p text:style-name="a1126" text:class-names="" text:cond-style-name=""><text:span text:style-name="a1124" text:class-names="">d</text:span><text:span text:style-name="a1125" text:class-names="">1</text:span></text:p>
          </draw:text-box>
          <svg:title/>
          <svg:desc/>
        </draw:frame>
        <draw:custom-shape svg:x="8.52638in" svg:y="3.11575in" svg:width="1.70236in" svg:height="0in" draw:id="id231" draw:style-name="a1131" draw:name="Straight Connector 60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32" draw:style-name="a1135" draw:name="TextBox 61" svg:x="9.27638in" svg:y="2.65945in" svg:width="0.69227in" svg:height="0.38969in">
          <draw:text-box>
            <text:p text:style-name="a1134" text:class-names="" text:cond-style-name=""><text:span text:style-name="a1132" text:class-names="">v</text:span><text:span text:style-name="a1133" text:class-names="">max</text:span></text:p>
          </draw:text-box>
          <svg:title/>
          <svg:desc/>
        </draw:frame>
        <draw:custom-shape svg:x="1.01378in" svg:y="5.22323in" svg:width="0in" svg:height="1.5in" draw:id="id233" draw:style-name="a1138" draw:name="Straight Connector 62">
          <svg:title/>
          <svg:desc/>
          <text:p text:style-name="a1137" text:class-names="" text:cond-style-name=""><text:span text:style-name="a113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01378in" svg:y="6.72323in" svg:width="1.44803in" svg:height="0in" draw:id="id234" draw:style-name="a1141" draw:name="Straight Connector 63">
          <svg:title/>
          <svg:desc/>
          <text:p text:style-name="a1140" text:class-names="" text:cond-style-name=""><text:span text:style-name="a113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02441in" svg:y="5.47323in" svg:width="1.25in" svg:height="1.25in" draw:id="id235" draw:style-name="a1144" draw:name="Straight Connector 64">
          <svg:title/>
          <svg:desc/>
          <text:p text:style-name="a1143" text:class-names="" text:cond-style-name=""><text:span text:style-name="a114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36" draw:style-name="a1149" draw:name="TextBox 65" svg:x="0.40797in" svg:y="5.20157in" svg:width="0.66644in" svg:height="0.38969in">
          <draw:text-box>
            <text:p text:style-name="a1148" text:class-names="" text:cond-style-name=""><text:span text:style-name="a1145" text:class-names="">v</text:span><text:span text:style-name="a1146" text:class-names="">max</text:span><text:span text:style-name="a1147" text:class-names=""/></text:p>
          </draw:text-box>
          <svg:title/>
          <svg:desc/>
        </draw:frame>
        <draw:frame draw:id="id237" draw:style-name="a1153" draw:name="TextBox 66" svg:x="2.07165in" svg:y="6.62441in" svg:width="0.45276in" svg:height="0.38969in">
          <draw:text-box>
            <text:p text:style-name="a1152" text:class-names="" text:cond-style-name=""><text:span text:style-name="a1150" text:class-names="">t</text:span><text:span text:style-name="a1151" text:class-names="">3</text:span></text:p>
          </draw:text-box>
          <svg:title/>
          <svg:desc/>
        </draw:frame>
        <draw:frame draw:id="id238" draw:style-name="a1157" draw:transform="translate(-0.30469in -0.19485in) rotate(-0.7854) translate(1.62222in 5.71065in)" draw:name="TextBox 67" svg:width="0.60939in" svg:height="0.38969in">
          <draw:text-box>
            <text:p text:style-name="a1156" text:class-names="" text:cond-style-name=""><text:span text:style-name="a1154" text:class-names="">a</text:span><text:span text:style-name="a1155" text:class-names="">max</text:span></text:p>
          </draw:text-box>
          <svg:title/>
          <svg:desc/>
        </draw:frame>
        <draw:custom-shape svg:x="0.89567in" svg:y="5.47323in" svg:width="0.25in" svg:height="0in" draw:id="id239" draw:style-name="a1160" draw:name="Straight Connector 68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08701in" svg:y="5.8378in" svg:width="0.79094in" svg:height="0.78071in" draw:id="id240" draw:style-name="a1163" draw:name="Freeform: Shape 69">
          <svg:title/>
          <svg:desc/>
          <text:p text:style-name="a1162" text:class-names="" text:cond-style-name=""><text:span text:style-name="a1161" text:class-names=""/></text:p>
          <draw:enhanced-geometry xmlns:dr3d="urn:oasis:names:tc:opendocument:xmlns:dr3d:1.0" draw:type="non-primitive" svg:viewBox="0 0 2010 1984" draw:enhanced-path="M 79 0 L 0 1244 264 1852 2010 1984 1561 1085 899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10"/>
            <draw:equation draw:name="f7" draw:formula="?f4 / 198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41" draw:style-name="a1167" draw:name="TextBox 70" svg:x="1.17165in" svg:y="6.01299in" svg:width="0.4782in" svg:height="0.38969in">
          <draw:text-box>
            <text:p text:style-name="a1166" text:class-names="" text:cond-style-name=""><text:span text:style-name="a1164" text:class-names="">d</text:span><text:span text:style-name="a1165" text:class-names="">3</text:span></text:p>
          </draw:text-box>
          <svg:title/>
          <svg:desc/>
        </draw:frame>
        <draw:custom-shape svg:x="4.13858in" svg:y="5.22362in" svg:width="0in" svg:height="1.5in" draw:id="id242" draw:style-name="a1170" draw:name="Straight Connector 71">
          <svg:title/>
          <svg:desc/>
          <text:p text:style-name="a1169" text:class-names="" text:cond-style-name=""><text:span text:style-name="a116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3858in" svg:y="6.72362in" svg:width="1.44803in" svg:height="0in" draw:id="id243" draw:style-name="a1173" draw:name="Straight Connector 72">
          <svg:title/>
          <svg:desc/>
          <text:p text:style-name="a1172" text:class-names="" text:cond-style-name=""><text:span text:style-name="a117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44" draw:style-name="a1176" draw:name="TextBox 73" svg:x="3.74291in" svg:y="5.39882in" svg:width="0.32283in" svg:height="0.40197in">
          <draw:text-box>
            <text:p text:style-name="a1175" text:class-names="" text:cond-style-name=""><text:span text:style-name="a1174" text:class-names="">v</text:span></text:p>
          </draw:text-box>
          <svg:title/>
          <svg:desc/>
        </draw:frame>
        <draw:frame draw:id="id245" draw:style-name="a1180" draw:name="TextBox 74" svg:x="4.99961in" svg:y="6.6248in" svg:width="0.39606in" svg:height="0.38969in">
          <draw:text-box>
            <text:p text:style-name="a1179" text:class-names="" text:cond-style-name=""><text:span text:style-name="a1177" text:class-names="">t</text:span><text:span text:style-name="a1178" text:class-names="">3</text:span></text:p>
          </draw:text-box>
          <svg:title/>
          <svg:desc/>
        </draw:frame>
        <draw:frame draw:id="id246" draw:style-name="a1183" draw:transform="translate(-0.24777in -0.20098in) rotate(-0.7854) translate(4.69371in 5.92007in)" draw:name="TextBox 75" svg:width="0.49553in" svg:height="0.40197in">
          <draw:text-box>
            <text:p text:style-name="a1182" text:class-names="" text:cond-style-name=""><text:span text:style-name="a1181" text:class-names="">a</text:span></text:p>
          </draw:text-box>
          <svg:title/>
          <svg:desc/>
        </draw:frame>
        <draw:custom-shape svg:x="4.02087in" svg:y="5.62244in" svg:width="0.25in" svg:height="0in" draw:id="id247" draw:style-name="a1186" draw:name="Straight Connector 76">
          <svg:title/>
          <svg:desc/>
          <text:p text:style-name="a1185" text:class-names="" text:cond-style-name=""><text:span text:style-name="a118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22205in" svg:y="5.91653in" svg:width="0.61457in" svg:height="0.70787in" draw:id="id248" draw:style-name="a1189" draw:name="Freeform: Shape 77">
          <svg:title/>
          <svg:desc/>
          <text:p text:style-name="a1188" text:class-names="" text:cond-style-name=""><text:span text:style-name="a1187" text:class-names=""/></text:p>
          <draw:enhanced-geometry xmlns:dr3d="urn:oasis:names:tc:opendocument:xmlns:dr3d:1.0" draw:type="non-primitive" svg:viewBox="0 0 1562 1799" draw:enhanced-path="M 80 0 L 0 1270 186 1773 1562 1799 1270 1111 767 50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62"/>
            <draw:equation draw:name="f7" draw:formula="?f4 / 179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49" draw:style-name="a1194" draw:name="TextBox 78" svg:x="4.1437in" svg:y="6.12756in" svg:width="0.69291in" svg:height="0.38969in">
          <draw:text-box>
            <text:p text:style-name="a1193" text:class-names="" text:cond-style-name=""><text:span text:style-name="a1190" text:class-names="">d=d</text:span><text:span text:style-name="a1191" text:class-names="">3</text:span><text:span text:style-name="a1192" text:class-names=""/></text:p>
          </draw:text-box>
          <svg:title/>
          <svg:desc/>
        </draw:frame>
        <draw:custom-shape svg:x="4.13858in" svg:y="5.62441in" svg:width="1.10394in" svg:height="1.10433in" draw:id="id250" draw:style-name="a1197" draw:name="Straight Connector 79">
          <svg:title/>
          <svg:desc/>
          <text:p text:style-name="a1196" text:class-names="" text:cond-style-name=""><text:span text:style-name="a119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51" draw:style-name="a1200" draw:name="TextBox 80" svg:x="3in" svg:y="7in" svg:width="0.98583in" svg:height="0.38898in">
          <draw:text-box>
            <text:p text:style-name="a1199" text:class-names="" text:cond-style-name=""><text:span text:style-name="a1198" text:class-names="">fig003</text:span></text:p>
          </draw:text-box>
          <svg:title/>
          <svg:desc/>
        </draw:frame>
        <draw:frame draw:id="id252" draw:style-name="a1205" draw:name="TextBox 81" svg:x="4.14449in" svg:y="5in" svg:width="0.69212in" svg:height="0.38969in">
          <draw:text-box>
            <text:p text:style-name="a1204" text:class-names="" text:cond-style-name=""><text:span text:style-name="a1201" text:class-names="">v</text:span><text:span text:style-name="a1202" text:class-names="">max</text:span><text:span text:style-name="a1203" text:class-names=""/></text:p>
          </draw:text-box>
          <svg:title/>
          <svg:desc/>
        </draw:frame>
        <draw:custom-shape svg:x="4.1437in" svg:y="5.47362in" svg:width="1.09961in" svg:height="0in" draw:id="id253" draw:style-name="a1209" draw:name="Straight Connector 82">
          <svg:title/>
          <svg:desc/>
          <text:p text:style-name="a1207" text:class-names="" text:cond-style-name=""><text:span text:style-name="a120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54" draw:style-name="a1213" draw:name="TextBox 85" svg:x="0.93032in" svg:y="6.64419in" svg:width="0.45276in" svg:height="0.38969in">
          <draw:text-box>
            <text:p text:style-name="a1212" text:class-names="" text:cond-style-name=""><text:span text:style-name="a1210" text:class-names="">t</text:span><text:span text:style-name="a1211" text:class-names=""/></text:p>
          </draw:text-box>
          <svg:title/>
          <svg:desc/>
        </draw:frame>
        <presentation:notes draw:style-name="a1219">
          <draw:frame draw:id="id255" draw:style-name="a1216" draw:name="Slide Number Placeholder 6" svg:x="4.81102in" svg:y="10.45in" svg:width="3.68858in" svg:height="0.54961in">
            <draw:text-box>
              <text:p text:style-name="a1215" text:class-names="" text:cond-style-name=""><text:span text:style-name="a1214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256" presentation:style-name="a1217" draw:name="Slide Image Placeholder 1">
            <svg:title/>
            <svg:desc/>
          </draw:page-thumbnail>
          <draw:frame draw:id="id257" presentation:style-name="a1218" draw:name="Notes Placeholder 2" svg:x="0.85in" svg:y="5.2248in" svg:width="6.79961in" svg:height="4.85118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860" svg:viewBox="0 0 20 30" svg:d="m10 0-10 30h20z"/>
    <draw:marker draw:name="a789" svg:viewBox="0 0 20 30" svg:d="m10 0-10 30h20z"/>
    <draw:marker draw:name="a856" svg:viewBox="0 0 20 30" svg:d="m10 0-10 30h20z"/>
    <draw:marker draw:name="a801" svg:viewBox="0 0 20 30" svg:d="m10 0-10 30h20z"/>
    <draw:marker draw:name="a805" svg:viewBox="0 0 20 30" svg:d="m10 0-10 30h20z"/>
    <draw:marker draw:name="a883" svg:viewBox="0 0 20 30" svg:d="m10 0-10 30h20z"/>
    <draw:marker draw:name="a879" svg:viewBox="0 0 20 30" svg:d="m10 0-10 30h20z"/>
    <draw:marker draw:name="a754" svg:viewBox="0 0 20 30" svg:d="m10 0-10 30h20z"/>
    <draw:marker draw:name="a820" svg:viewBox="0 0 20 30" svg:d="m10 0-10 30h20z"/>
    <draw:marker draw:name="a763" svg:viewBox="0 0 20 30" svg:d="m10 0-10 30h20z"/>
    <draw:marker draw:name="a895" svg:viewBox="0 0 20 30" svg:d="m10 0-10 30h20z"/>
    <draw:marker draw:name="a899" svg:viewBox="0 0 20 30" svg:d="m10 0-10 30h20z"/>
    <draw:marker draw:name="a785" svg:viewBox="0 0 20 30" svg:d="m10 0-10 30h20z"/>
    <draw:stroke-dash draw:name="a1208" draw:style="rect" draw:dots1="2" draw:dots1-length="0in" draw:distance="0in"/>
    <draw:stroke-dash draw:name="a700" draw:style="rect" draw:dots1="1" draw:dots1-length="0in" draw:distance="0in"/>
    <draw:stroke-dash draw:name="a1051" draw:style="rect" draw:dots1="2" draw:dots1-length="0in" draw:distance="0in"/>
    <draw:stroke-dash draw:name="a704" draw:style="rect" draw:dots1="1" draw:dots1-length="0in" draw:distance="0in"/>
    <draw:stroke-dash draw:name="a975" draw:style="rect" draw:dots1="2" draw:dots1-length="0in" draw:distance="0in"/>
    <draw:stroke-dash draw:name="a852" draw:style="rect" draw:dots1="1" draw:dots1-length="0in" draw:distance="0in"/>
    <draw:stroke-dash draw:name="a979" draw:style="rect" draw:dots1="2" draw:dots1-length="0in" draw:distance="0in"/>
    <draw:stroke-dash draw:name="a622" draw:style="rect" draw:dots1="1" draw:dots1-length="0in" draw:distance="0in"/>
    <draw:stroke-dash draw:name="a1112" draw:style="rect" draw:dots1="2" draw:dots1-length="0in" draw:distance="0in"/>
    <draw:stroke-dash draw:name="a626" draw:style="rect" draw:dots1="1" draw:dots1-length="0in" draw:distance="0in"/>
    <draw:stroke-dash draw:name="a610" draw:style="rect" draw:dots1="1" draw:dots1-length="0in" draw:distance="0in"/>
    <draw:stroke-dash draw:name="a843" draw:style="rect" draw:dots1="1" draw:dots1-length="0in" draw:distance="0in"/>
    <draw:stroke-dash draw:name="a614" draw:style="rect" draw:dots1="1" draw:dots1-length="0in" draw:distance="0in"/>
    <draw:stroke-dash draw:name="a618" draw:style="rect" draw:dots1="1" draw:dots1-length="0in" draw:distance="0in"/>
    <draw:stroke-dash draw:name="a696" draw:style="rect" draw:dots1="1" draw:dots1-length="0in" draw:distance="0in"/>
    <draw:stroke-dash draw:name="a603" draw:style="rect" draw:dots1="1" draw:dots1-length="0in" draw:distance="0in"/>
    <draw:stroke-dash draw:name="a1130" draw:style="rect" draw:dots1="2" draw:dots1-length="0in" draw:distance="0in"/>
    <draw:stroke-dash draw:name="a839" draw:style="rect" draw:dots1="1" draw:dots1-length="0in" draw:distance="0in"/>
    <draw:stroke-dash draw:name="a983" draw:style="rect" draw:dots1="2" draw:dots1-length="0in" draw:distance="0in"/>
    <draw:stroke-dash draw:name="a684" draw:style="rect" draw:dots1="1" draw:dots1-length="0in" draw:distance="0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asian="Luxi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Roman No9 L" style:font-family-asian="Bitstream Vera Sans" style:font-family-complex="Luxi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tstream Vera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5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5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5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5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5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5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5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5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5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5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5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5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4in" svg:height="0.54924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29in" svg:y="0in" svg:width="3.6884in" svg:height="0.54924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025in" svg:width="3.6884in" svg:height="0.54924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29in" svg:y="10.45025in" svg:width="3.6884in" svg:height="0.54924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haloski, John L. (Fed)</meta:initial-creator>
    <dc:creator>Michaloski, John L. (Fed)</dc:creator>
    <meta:creation-date>2006-10-10T12:30:40Z</meta:creation-date>
    <dc:date>2017-03-28T15:44:00Z</dc:date>
    <meta:editing-cycles>18</meta:editing-cycles>
    <meta:editing-duration>PT83832S</meta:editing-duration>
    <meta:user-defined meta:name="Info 1"/>
    <meta:user-defined meta:name="Info 2"/>
    <meta:user-defined meta:name="Info 3"/>
    <meta:user-defined meta:name="Info 4"/>
    <meta:document-statistic meta:paragraph-count="82" meta:word-count="90"/>
  </office:meta>
</office:document-meta>
</file>